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margin-top="0in" fo:margin-bottom="0.0972in" style:contextual-spacing="false" fo:line-height="114%" fo:text-indent="0in" style:auto-text-indent="false"/>
    </style:style>
    <style:style style:name="P2" style:family="paragraph" style:parent-style-name="Text_20_body" style:list-style-name="L1">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3" style:family="paragraph" style:parent-style-name="Text_20_body">
      <style:paragraph-properties fo:margin-left="0in" fo:margin-right="0in" fo:margin-top="0in" fo:margin-bottom="0.0972in" style:contextual-spacing="false" fo:line-height="114%" fo:text-indent="0in" style:auto-text-indent="false"/>
      <style:text-properties style:font-name="Google Sans Text"/>
    </style:style>
    <style:style style:name="P4" style:family="paragraph" style:parent-style-name="Text_20_body" style:list-style-name="L2">
      <style:paragraph-properties fo:margin-left="0in" fo:margin-right="0in" fo:margin-top="0in" fo:margin-bottom="0.0972in" style:contextual-spacing="false" fo:line-height="114%" fo:text-indent="0in" style:auto-text-indent="false" fo:padding="0in" fo:border="none"/>
    </style:style>
    <style:style style:name="P5" style:family="paragraph" style:parent-style-name="Text_20_body" style:list-style-name="L2">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6" style:family="paragraph" style:parent-style-name="Text_20_body" style:list-style-name="L3">
      <style:paragraph-properties fo:margin-left="0in" fo:margin-right="0in" fo:margin-top="0in" fo:margin-bottom="0.0972in" style:contextual-spacing="false" fo:line-height="114%" fo:text-indent="0in" style:auto-text-indent="false" fo:padding="0in" fo:border="none"/>
    </style:style>
    <style:style style:name="P7" style:family="paragraph" style:parent-style-name="Text_20_body" style:list-style-name="L4">
      <style:paragraph-properties fo:margin-left="0in" fo:margin-right="0in" fo:margin-top="0in" fo:margin-bottom="0.0972in" style:contextual-spacing="false" fo:line-height="114%" fo:text-indent="0in" style:auto-text-indent="false" fo:padding="0in" fo:border="none"/>
    </style:style>
    <style:style style:name="P8" style:family="paragraph" style:parent-style-name="Preformatted_20_Text">
      <style:paragraph-properties fo:margin-left="0in" fo:margin-right="0in" fo:margin-top="0in" fo:margin-bottom="0in" style:contextual-spacing="false" fo:line-height="114%" fo:text-indent="0in" style:auto-text-indent="false"/>
    </style:style>
    <style:style style:name="P9" style:family="paragraph" style:parent-style-name="Preformatted_20_Text">
      <style:paragraph-properties fo:margin-top="0in" fo:margin-bottom="0in" style:contextual-spacing="false" fo:line-height="114%"/>
    </style:style>
    <style:style style:name="P10" style:family="paragraph" style:parent-style-name="Text_20_body" style:list-style-name="L5">
      <style:paragraph-properties fo:margin-left="0in" fo:margin-right="0in" fo:margin-top="0in" fo:margin-bottom="0.0972in" style:contextual-spacing="false" fo:line-height="114%" fo:text-indent="0in" style:auto-text-indent="false" fo:padding="0in" fo:border="none"/>
    </style:style>
    <style:style style:name="P11" style:family="paragraph" style:parent-style-name="Text_20_body" style:list-style-name="L5">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12" style:family="paragraph" style:parent-style-name="Preformatted_20_Text" style:list-style-name="L5">
      <style:paragraph-properties fo:margin-left="0in" fo:margin-right="0in" fo:margin-top="0in" fo:margin-bottom="0in" style:contextual-spacing="false" fo:line-height="114%" fo:text-indent="0in" style:auto-text-indent="false" fo:padding="0in" fo:border="none"/>
    </style:style>
    <style:style style:name="P13" style:family="paragraph" style:parent-style-name="Preformatted_20_Text" style:list-style-name="L5">
      <style:paragraph-properties fo:margin-top="0in" fo:margin-bottom="0in" style:contextual-spacing="false" fo:line-height="114%" fo:padding="0in" fo:border="none"/>
    </style:style>
    <style:style style:name="P14" style:family="paragraph" style:parent-style-name="Text_20_body" style:list-style-name="L6">
      <style:paragraph-properties fo:margin-left="0in" fo:margin-right="0in" fo:margin-top="0in" fo:margin-bottom="0.0972in" style:contextual-spacing="false" fo:line-height="114%" fo:text-indent="0in" style:auto-text-indent="false" fo:padding="0in" fo:border="none"/>
    </style:style>
    <style:style style:name="P15" style:family="paragraph" style:parent-style-name="Text_20_body" style:list-style-name="L7">
      <style:paragraph-properties fo:margin-left="0in" fo:margin-right="0in" fo:margin-top="0in" fo:margin-bottom="0.0972in" style:contextual-spacing="false" fo:line-height="114%" fo:text-indent="0in" style:auto-text-indent="false" fo:padding="0in" fo:border="none"/>
    </style:style>
    <style:style style:name="T1" style:family="text">
      <style:text-properties style:font-name="Google Sans Text"/>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p>
      <text:section text:style-name="Sect1" text:name="model-response-message-contentr_992fcf6e8567333e">
        <text:p text:style-name="Horizontal_20_Line"/>
        <text:p text:style-name="P1"><text:span text:style-name="Strong_20_Emphasis"><text:span text:style-name="T1">Project Report: Lyrics Sentiment Analysis</text:span></text:span></text:p>
        <text:p text:style-name="P1"><text:span text:style-name="Strong_20_Emphasis"><text:span text:style-name="T1">Date:</text:span></text:span><text:span text:style-name="T1"> April 4, 2025</text:span></text:p>
        <text:p text:style-name="P1"><text:span text:style-name="Strong_20_Emphasis"><text:span text:style-name="T1">Team Members:</text:span></text:span></text:p>
        <text:list text:style-name="L1">
          <text:list-item>
            <text:p text:style-name="P2">DEEPAK SHITOLE (642303019) </text:p>
          </text:list-item>
          <text:list-item>
            <text:p text:style-name="P2">SOMESHWAR GIRAM (642303009) </text:p>
          </text:list-item>
          <text:list-item>
            <text:p text:style-name="P2">OM BHUTKAR (642303005) </text:p>
          </text:list-item>
        </text:list>
        <text:p text:style-name="P1"><text:span text:style-name="Strong_20_Emphasis"><text:span text:style-name="T1">1. Executive Summary</text:span></text:span></text:p>
        <text:p text:style-name="P3">This report details the "Lyrics Sentiment Analysis" project, designed to analyze the emotional tone (Positive, Negative, Neutral) within song lyrics using Natural Language Processing (NLP) techniques. The project successfully implements a system that processes a dataset of song lyrics, performs sentiment analysis using TextBlob, and presents the findings through an interactive web application built with Streamlit. Key deliverables include visualizations of sentiment trends, distributions, top songs/artists, word clouds, and the ability for users to analyze custom text snippets in real-time. The primary goal is to provide insights into the emotional landscape of music based on lyrical content.</text:p>
        <text:p text:style-name="P1"><text:span text:style-name="Strong_20_Emphasis"><text:span text:style-name="T1">2. Introduction</text:span></text:span></text:p>
        <text:p text:style-name="P3">Music lyrics are a rich source of emotional expression. Understanding the sentiment conveyed in songs can offer valuable insights into cultural trends, artistic expression, and the potential relationship between lyrical emotion and musical characteristics like genre or artist popularity. This project aims to automate the process of sentiment analysis for large datasets of song lyrics. By applying NLP techniques, specifically using the TextBlob library, the project calculates sentiment polarity and subjectivity scores. An interactive Streamlit dashboard serves as the user interface, facilitating exploration and analysis of the results.</text:p>
        <text:p text:style-name="P1"><text:span text:style-name="Strong_20_Emphasis"><text:span text:style-name="T1">3. Project Features and Functionality</text:span></text:span></text:p>
        <text:p text:style-name="P3">The project offers a comprehensive set of features for analyzing song lyrics sentiment:</text:p>
        <text:list text:style-name="L2">
          <text:list-item>
            <text:p text:style-name="P4"><text:span text:style-name="Strong_20_Emphasis"><text:span text:style-name="T1">Data Handling:</text:span></text:span><text:span text:style-name="T1"> Loads lyrics data from a CSV file (</text:span><text:span text:style-name="Source_20_Text"><text:span text:style-name="T1">data/song_lyrics.csv</text:span></text:span><text:span text:style-name="T1">). </text:span></text:p>
          </text:list-item>
          <text:list-item>
            <text:p text:style-name="P4"><text:soft-page-break/><text:span text:style-name="Strong_20_Emphasis"><text:span text:style-name="T1">Preprocessing:</text:span></text:span><text:span text:style-name="T1"> Includes language filtering (defaulting to English) and standard text cleaning necessary for NLP tasks (handled within </text:span><text:span text:style-name="Source_20_Text"><text:span text:style-name="T1">src/preprocessing.py</text:span></text:span><text:span text:style-name="T1">). </text:span></text:p>
          </text:list-item>
          <text:list-item>
            <text:p text:style-name="P4"><text:span text:style-name="Strong_20_Emphasis"><text:span text:style-name="T1">Sentiment Analysis:</text:span></text:span><text:span text:style-name="T1"> Utilizes TextBlob (</text:span><text:span text:style-name="Source_20_Text"><text:span text:style-name="T1">src/sentiment_analyzer.py</text:span></text:span><text:span text:style-name="T1">) to compute: </text:span></text:p>
            <text:list>
              <text:list-item>
                <text:p text:style-name="P4"><text:span text:style-name="Strong_20_Emphasis"><text:span text:style-name="T1">Polarity:</text:span></text:span><text:span text:style-name="T1"> A score indicating the positivity or negativity (-1 to +1). </text:span></text:p>
              </text:list-item>
              <text:list-item>
                <text:p text:style-name="P4"><text:span text:style-name="Strong_20_Emphasis"><text:span text:style-name="T1">Subjectivity:</text:span></text:span><text:span text:style-name="T1"> A score indicating how objective or subjective the text is (0 to 1). </text:span></text:p>
              </text:list-item>
            </text:list>
          </text:list-item>
          <text:list-item>
            <text:p text:style-name="P4"><text:span text:style-name="Strong_20_Emphasis"><text:span text:style-name="T1">Data Visualization (</text:span></text:span><text:span text:style-name="Strong_20_Emphasis"><text:span text:style-name="Source_20_Text"><text:span text:style-name="T1">src/visualization.py</text:span></text:span></text:span><text:span text:style-name="Strong_20_Emphasis"><text:span text:style-name="T1">, outputs in </text:span></text:span><text:span text:style-name="Strong_20_Emphasis"><text:span text:style-name="Source_20_Text"><text:span text:style-name="T1">plots/</text:span></text:span></text:span><text:span text:style-name="Strong_20_Emphasis"><text:span text:style-name="T1">):</text:span></text:span><text:span text:style-name="T1"> </text:span></text:p>
            <text:list>
              <text:list-item>
                <text:p text:style-name="P5">Overall sentiment distribution (Positive/Negative/Neutral). </text:p>
              </text:list-item>
              <text:list-item>
                <text:p text:style-name="P5">Average sentiment polarity for top N artists and genres/tags. </text:p>
              </text:list-item>
              <text:list-item>
                <text:p text:style-name="P5">Sentiment polarity trends over the years available in the dataset. </text:p>
              </text:list-item>
              <text:list-item>
                <text:p text:style-name="P5">Word cloud visualizing the most frequent terms in the lyrics. </text:p>
              </text:list-item>
              <text:list-item>
                <text:p text:style-name="P5">Distribution of subjectivity scores via histogram. </text:p>
              </text:list-item>
            </text:list>
          </text:list-item>
          <text:list-item>
            <text:p text:style-name="P4"><text:span text:style-name="Strong_20_Emphasis"><text:span text:style-name="T1">Insights:</text:span></text:span><text:span text:style-name="T1"> Lists the top 10 most positive and negative songs based on their polarity scores. </text:span></text:p>
          </text:list-item>
          <text:list-item>
            <text:p text:style-name="P4"><text:span text:style-name="Strong_20_Emphasis"><text:span text:style-name="T1">Interactive Dashboard (</text:span></text:span><text:span text:style-name="Strong_20_Emphasis"><text:span text:style-name="Source_20_Text"><text:span text:style-name="T1">app.py</text:span></text:span></text:span><text:span text:style-name="Strong_20_Emphasis"><text:span text:style-name="T1">):</text:span></text:span><text:span text:style-name="T1"> A user-friendly web interface built with Streamlit. </text:span></text:p>
          </text:list-item>
          <text:list-item>
            <text:p text:style-name="P4"><text:span text:style-name="Strong_20_Emphasis"><text:span text:style-name="T1">Custom Analysis:</text:span></text:span><text:span text:style-name="T1"> Allows users to input their own text (lyrics or other) for on-the-fly sentiment analysis. </text:span></text:p>
          </text:list-item>
          <text:list-item>
            <text:p text:style-name="P4"><text:span text:style-name="Strong_20_Emphasis"><text:span text:style-name="T1">Data Export:</text:span></text:span><text:span text:style-name="T1"> Option to download the processed data, including lyrics and calculated sentiment scores, as a CSV file (</text:span><text:span text:style-name="Source_20_Text"><text:span text:style-name="T1">data/processed_lyrics.csv</text:span></text:span><text:span text:style-name="T1">). </text:span></text:p>
          </text:list-item>
        </text:list>
        <text:p text:style-name="P1"><text:span text:style-name="Strong_20_Emphasis"><text:span text:style-name="T1">4. Methodology and Implementation</text:span></text:span></text:p>
        <text:p text:style-name="P3">The project follows a standard data science pipeline:</text:p>
        <text:list text:style-name="L3">
          <text:list-item>
            <text:p text:style-name="P6"><text:span text:style-name="Strong_20_Emphasis"><text:span text:style-name="T1">Data Loading (</text:span></text:span><text:span text:style-name="Strong_20_Emphasis"><text:span text:style-name="Source_20_Text"><text:span text:style-name="T1">src/data_loader.py</text:span></text:span></text:span><text:span text:style-name="Strong_20_Emphasis"><text:span text:style-name="T1">):</text:span></text:span><text:span text:style-name="T1"> Reads the raw song lyrics dataset (CSV format) into a Pandas DataFrame. Configuration for filenames and columns is managed (likely in </text:span><text:span text:style-name="Source_20_Text"><text:span text:style-name="T1">main.py</text:span></text:span><text:span text:style-name="T1"> or </text:span><text:span text:style-name="Source_20_Text"><text:span text:style-name="T1">config.py</text:span></text:span><text:span text:style-name="T1">). </text:span></text:p>
          </text:list-item>
          <text:list-item>
            <text:p text:style-name="P6"><text:span text:style-name="Strong_20_Emphasis"><text:span text:style-name="T1">Preprocessing (</text:span></text:span><text:span text:style-name="Strong_20_Emphasis"><text:span text:style-name="Source_20_Text"><text:span text:style-name="T1">src/preprocessing.py</text:span></text:span></text:span><text:span text:style-name="Strong_20_Emphasis"><text:span text:style-name="T1">):</text:span></text:span><text:span text:style-name="T1"> Cleans the text data. This typically involves steps like lowercasing, removing punctuation, tokenization (splitting into words), removing stopwords (common words like 'the', 'is'), and potentially lemmatization (reducing words to their base form). NLTK library is used for these tasks. Language filtering is also applied here. </text:span></text:p>
          </text:list-item>
          <text:list-item>
            <text:p text:style-name="P6"><text:soft-page-break/><text:span text:style-name="Strong_20_Emphasis"><text:span text:style-name="T1">Sentiment Analysis (</text:span></text:span><text:span text:style-name="Strong_20_Emphasis"><text:span text:style-name="Source_20_Text"><text:span text:style-name="T1">src/sentiment_analyzer.py</text:span></text:span></text:span><text:span text:style-name="Strong_20_Emphasis"><text:span text:style-name="T1">):</text:span></text:span><text:span text:style-name="T1"> Applies the TextBlob library to the processed lyrics column. For each song, it calculates the polarity and subjectivity scores. These scores are added as new columns to the DataFrame. </text:span></text:p>
          </text:list-item>
          <text:list-item>
            <text:p text:style-name="P6"><text:span text:style-name="Strong_20_Emphasis"><text:span text:style-name="T1">Analysis and Visualization (</text:span></text:span><text:span text:style-name="Strong_20_Emphasis"><text:span text:style-name="Source_20_Text"><text:span text:style-name="T1">src/visualization.py</text:span></text:span></text:span><text:span text:style-name="Strong_20_Emphasis"><text:span text:style-name="T1">, </text:span></text:span><text:span text:style-name="Strong_20_Emphasis"><text:span text:style-name="Source_20_Text"><text:span text:style-name="T1">main.py</text:span></text:span></text:span><text:span text:style-name="Strong_20_Emphasis"><text:span text:style-name="T1">):</text:span></text:span><text:span text:style-name="T1"> Aggregates data to generate insights. Calculates overall distributions, groups data by artist, genre, and year to find trends and averages. Uses Matplotlib, Seaborn, Plotly, and WordCloud to create plots saved in the </text:span><text:span text:style-name="Source_20_Text"><text:span text:style-name="T1">plots/</text:span></text:span><text:span text:style-name="T1"> directory (e.g., </text:span><text:span text:style-name="Source_20_Text"><text:span text:style-name="T1">sentiment_by_artist_top_10.png</text:span></text:span><text:span text:style-name="T1">, </text:span><text:span text:style-name="Source_20_Text"><text:span text:style-name="T1">sentiment_trends_over_time.png</text:span></text:span><text:span text:style-name="T1">). Identifies top positive/negative songs. </text:span></text:p>
          </text:list-item>
          <text:list-item>
            <text:p text:style-name="P6"><text:span text:style-name="Strong_20_Emphasis"><text:span text:style-name="T1">Web Application (</text:span></text:span><text:span text:style-name="Strong_20_Emphasis"><text:span text:style-name="Source_20_Text"><text:span text:style-name="T1">app.py</text:span></text:span></text:span><text:span text:style-name="Strong_20_Emphasis"><text:span text:style-name="T1">):</text:span></text:span><text:span text:style-name="T1"> Uses Streamlit to build the interactive dashboard. It provides controls (like the "Run Full Analysis Pipeline" button) and displays the results (data tables, plots). It includes a text input area for custom analysis. </text:span></text:p>
          </text:list-item>
          <text:list-item>
            <text:p text:style-name="P6"><text:span text:style-name="Strong_20_Emphasis"><text:span text:style-name="T1">Backend Logic (</text:span></text:span><text:span text:style-name="Strong_20_Emphasis"><text:span text:style-name="Source_20_Text"><text:span text:style-name="T1">main.py</text:span></text:span></text:span><text:span text:style-name="Strong_20_Emphasis"><text:span text:style-name="T1">):</text:span></text:span><text:span text:style-name="T1"> Contains the core function (</text:span><text:span text:style-name="Source_20_Text"><text:span text:style-name="T1">run_full_analysis</text:span></text:span><text:span text:style-name="T1">) that orchestrates the loading, preprocessing, analysis, and visualization steps. Also likely holds configuration constants. </text:span></text:p>
          </text:list-item>
        </text:list>
        <text:p text:style-name="P1"><text:span text:style-name="Strong_20_Emphasis"><text:span text:style-name="T1">5. Technical Stack</text:span></text:span></text:p>
        <text:list text:style-name="L4">
          <text:list-item>
            <text:p text:style-name="P7"><text:span text:style-name="Strong_20_Emphasis"><text:span text:style-name="T1">Programming Language:</text:span></text:span><text:span text:style-name="T1"> Python 3.x </text:span></text:p>
          </text:list-item>
          <text:list-item>
            <text:p text:style-name="P7"><text:span text:style-name="Strong_20_Emphasis"><text:span text:style-name="T1">Data Manipulation:</text:span></text:span><text:span text:style-name="T1"> Pandas </text:span></text:p>
          </text:list-item>
          <text:list-item>
            <text:p text:style-name="P7"><text:span text:style-name="Strong_20_Emphasis"><text:span text:style-name="T1">NLP &amp; Sentiment Analysis:</text:span></text:span><text:span text:style-name="T1"> NLTK, TextBlob </text:span></text:p>
          </text:list-item>
          <text:list-item>
            <text:p text:style-name="P7"><text:span text:style-name="Strong_20_Emphasis"><text:span text:style-name="T1">Web Application Framework:</text:span></text:span><text:span text:style-name="T1"> Streamlit </text:span></text:p>
          </text:list-item>
          <text:list-item>
            <text:p text:style-name="P7"><text:span text:style-name="Strong_20_Emphasis"><text:span text:style-name="T1">Data Visualization:</text:span></text:span><text:span text:style-name="T1"> Matplotlib, Seaborn, Plotly, WordCloud </text:span></text:p>
          </text:list-item>
          <text:list-item>
            <text:p text:style-name="P7"><text:span text:style-name="Strong_20_Emphasis"><text:span text:style-name="T1">Environment Management:</text:span></text:span><text:span text:style-name="T1"> Virtual Environment (venv) </text:span></text:p>
          </text:list-item>
        </text:list>
        <text:p text:style-name="P1"><text:span text:style-name="Strong_20_Emphasis"><text:span text:style-name="T1">6. Project Structure</text:span></text:span></text:p>
        <text:p text:style-name="P3">The project is organized into distinct modules for clarity and maintainability:</text:p>
        <text:p text:style-name="P8"><text:span text:style-name="Source_20_Text"><text:span text:style-name="T1">.</text:span></text:span></text:p>
        <text:p text:style-name="P9"><text:span text:style-name="Source_20_Text">├── </text:span><text:span text:style-name="Source_20_Text"><text:span text:style-name="T1">app.py <text:s text:c="16"/># Main Streamlit application script</text:span></text:span></text:p>
        <text:p text:style-name="P9"><text:span text:style-name="Source_20_Text">├── </text:span><text:span text:style-name="Source_20_Text"><text:span text:style-name="T1">config.py <text:s text:c="13"/># Configuration variables (optional, might be in main.py)</text:span></text:span></text:p>
        <text:p text:style-name="P9"><text:span text:style-name="Source_20_Text">├── </text:span><text:span text:style-name="Source_20_Text"><text:span text:style-name="T1">main.py <text:s text:c="15"/># Backend pipeline logic (run_full_analysis) &amp; config</text:span></text:span></text:p>
        <text:p text:style-name="P9"><text:span text:style-name="Source_20_Text">├── </text:span><text:span text:style-name="Source_20_Text"><text:span text:style-name="T1">README.md <text:s text:c="13"/># Project documentation (this file)</text:span></text:span></text:p>
        <text:p text:style-name="P9"><text:span text:style-name="Source_20_Text">├── </text:span><text:span text:style-name="Source_20_Text"><text:span text:style-name="T1">requirements.txt <text:s text:c="6"/># Project dependencies</text:span></text:span></text:p>
        <text:p text:style-name="P9"><text:span text:style-name="Source_20_Text">├── </text:span><text:span text:style-name="Source_20_Text"><text:span text:style-name="T1">data/ <text:s text:c="17"/># Data files directory</text:span></text:span></text:p>
        <text:p text:style-name="P9"><text:span text:style-name="Source_20_Text">│ <text:s text:c="2"/>├── </text:span><text:span text:style-name="Source_20_Text"><text:span text:style-name="T1">song_lyrics.csv <text:s text:c="5"/># Example raw dataset</text:span></text:span></text:p>
        <text:p text:style-name="P9"><text:span text:style-name="Source_20_Text">│ <text:s text:c="2"/>├── </text:span><text:span text:style-name="Source_20_Text"><text:span text:style-name="T1">processed_lyrics.csv # Output data with sentiment (after run)</text:span></text:span></text:p>
        <text:p text:style-name="P9"><text:soft-page-break/><text:span text:style-name="Source_20_Text">│ <text:s text:c="2"/>└── </text:span><text:span text:style-name="Source_20_Text"><text:span text:style-name="T1">... (other data files like large versions)</text:span></text:span></text:p>
        <text:p text:style-name="P9"><text:span text:style-name="Source_20_Text">├── </text:span><text:span text:style-name="Source_20_Text"><text:span text:style-name="T1">notebooks/ <text:s text:c="12"/># Jupyter notebooks for exploration/prototyping</text:span></text:span></text:p>
        <text:p text:style-name="P9"><text:span text:style-name="Source_20_Text">│ <text:s text:c="2"/>└── </text:span><text:span text:style-name="Source_20_Text"><text:span text:style-name="T1">preprocessing_exploration.ipynb # Example notebook</text:span></text:span></text:p>
        <text:p text:style-name="P9"><text:span text:style-name="Source_20_Text">├── </text:span><text:span text:style-name="Source_20_Text"><text:span text:style-name="T1">plots/ <text:s text:c="16"/># Saved visualization outputs</text:span></text:span></text:p>
        <text:p text:style-name="P9"><text:span text:style-name="Source_20_Text">│ <text:s text:c="2"/>├── </text:span><text:span text:style-name="Source_20_Text"><text:span text:style-name="T1">sentiment_by_artist_top_10.png</text:span></text:span></text:p>
        <text:p text:style-name="P9"><text:span text:style-name="Source_20_Text">│ <text:s text:c="2"/>├── </text:span><text:span text:style-name="Source_20_Text"><text:span text:style-name="T1">sentiment_by_tag_top_10.png</text:span></text:span></text:p>
        <text:p text:style-name="P9"><text:span text:style-name="Source_20_Text">│ <text:s text:c="2"/>├── </text:span><text:span text:style-name="Source_20_Text"><text:span text:style-name="T1">sentiment_tb_distribution.png</text:span></text:span></text:p>
        <text:p text:style-name="P9"><text:span text:style-name="Source_20_Text">│ <text:s text:c="2"/>├── </text:span><text:span text:style-name="Source_20_Text"><text:span text:style-name="T1">sentiment_trends_over_time.png</text:span></text:span></text:p>
        <text:p text:style-name="P9"><text:span text:style-name="Source_20_Text">│ <text:s text:c="2"/>└── </text:span><text:span text:style-name="Source_20_Text"><text:span text:style-name="T1">... (other generated plots)</text:span></text:span></text:p>
        <text:p text:style-name="P9"><text:span text:style-name="Source_20_Text">├── </text:span><text:span text:style-name="Source_20_Text"><text:span text:style-name="T1">src/ <text:s text:c="18"/># Source code directory</text:span></text:span></text:p>
        <text:p text:style-name="P9"><text:span text:style-name="Source_20_Text">│ <text:s text:c="2"/>├── </text:span><text:span text:style-name="Source_20_Text"><text:span text:style-name="T1">__init__.py</text:span></text:span></text:p>
        <text:p text:style-name="P9"><text:span text:style-name="Source_20_Text">│ <text:s text:c="2"/>├── </text:span><text:span text:style-name="Source_20_Text"><text:span text:style-name="T1">data_loader.py <text:s text:c="4"/># Handles data loading</text:span></text:span></text:p>
        <text:p text:style-name="P9"><text:span text:style-name="Source_20_Text">│ <text:s text:c="2"/>├── </text:span><text:span text:style-name="Source_20_Text"><text:span text:style-name="T1">preprocessing.py <text:s text:c="2"/># Text preprocessing functions</text:span></text:span></text:p>
        <text:p text:style-name="P9"><text:span text:style-name="Source_20_Text">│ <text:s text:c="2"/>├── </text:span><text:span text:style-name="Source_20_Text"><text:span text:style-name="T1">sentiment_analyzer.py# Sentiment analysis functions</text:span></text:span></text:p>
        <text:p text:style-name="P9"><text:span text:style-name="Source_20_Text">│ <text:s text:c="2"/>├── </text:span><text:span text:style-name="Source_20_Text"><text:span text:style-name="T1">utils.py <text:s text:c="10"/># Utility functions (e.g., saving data)</text:span></text:span></text:p>
        <text:p text:style-name="P9"><text:span text:style-name="Source_20_Text">│ <text:s text:c="2"/>└── </text:span><text:span text:style-name="Source_20_Text"><text:span text:style-name="T1">visualization.py <text:s text:c="2"/># Plotting functions</text:span></text:span></text:p>
        <text:p text:style-name="P9"><text:span text:style-name="Source_20_Text">└── </text:span><text:span text:style-name="Source_20_Text"><text:span text:style-name="T1">venv/ <text:s text:c="17"/># Virtual environment directory (if created)</text:span></text:span></text:p>
        <text:p text:style-name="P1"><text:span text:style-name="Strong_20_Emphasis"><text:span text:style-name="T1">7. Data</text:span></text:span></text:p>
        <text:p text:style-name="P1"><text:span text:style-name="T1">The project utilizes a song lyrics dataset sourced from Kaggle: </text:span><text:a xlink:type="simple" xlink:href="https://www.kaggle.com/datasets/carlosgdcj/genius-song-lyrics-with-language-information" office:target-frame-name="_blank" xlink:show="new" text:style-name="Internet_20_link" text:visited-style-name="Visited_20_Internet_20_Link"><text:span text:style-name="T1">Genius Song Lyrics with Language Information</text:span></text:a><text:span text:style-name="T1">. The primary input is expected in CSV format (e.g., </text:span><text:span text:style-name="Source_20_Text"><text:span text:style-name="T1">song_lyrics.csv</text:span></text:span><text:span text:style-name="T1">) located in the </text:span><text:span text:style-name="Source_20_Text"><text:span text:style-name="T1">data/</text:span></text:span><text:span text:style-name="T1"> directory. The analysis pipeline generates a processed CSV file (</text:span><text:span text:style-name="Source_20_Text"><text:span text:style-name="T1">processed_lyrics.csv</text:span></text:span><text:span text:style-name="T1">) containing the original data augmented with sentiment scores. The project structure indicates handling of potentially large datasets (e.g., </text:span><text:span text:style-name="Source_20_Text"><text:span text:style-name="T1">processed_lyrics_large.csv</text:span></text:span><text:span text:style-name="T1">).</text:span></text:p>
        <text:p text:style-name="P1"><text:span text:style-name="Strong_20_Emphasis"><text:span text:style-name="T1">8. Setup and Usage</text:span></text:span></text:p>
        <text:p text:style-name="P1"><text:span text:style-name="Strong_20_Emphasis"><text:span text:style-name="T1">(Prerequisites: Python 3.x, Git)</text:span></text:span></text:p>
        <text:list text:style-name="L5">
          <text:list-item>
            <text:p text:style-name="P10"><text:span text:style-name="Strong_20_Emphasis"><text:span text:style-name="T1">Clone:</text:span></text:span><text:span text:style-name="T1"> </text:span><text:span text:style-name="Source_20_Text"><text:span text:style-name="T1">git clone https://github.com/Deepak22903/song_lyrics_sentiment_analysis.git</text:span></text:span><text:span text:style-name="T1"> </text:span></text:p>
          </text:list-item>
          <text:list-item>
            <text:p text:style-name="P10"><text:span text:style-name="Strong_20_Emphasis"><text:span text:style-name="T1">Navigate:</text:span></text:span><text:span text:style-name="T1"> </text:span><text:span text:style-name="Source_20_Text"><text:span text:style-name="T1">cd song_lyrics_sentiment_analysis</text:span></text:span><text:span text:style-name="T1"> </text:span></text:p>
          </text:list-item>
          <text:list-item>
            <text:p text:style-name="P10"><text:span text:style-name="Strong_20_Emphasis"><text:span text:style-name="T1">Create &amp; Activate Virtual Environment:</text:span></text:span><text:span text:style-name="T1"> </text:span></text:p>
            <text:list>
              <text:list-item>
                <text:p text:style-name="P10"><text:span text:style-name="Source_20_Text"><text:span text:style-name="T1">python -m venv venv</text:span></text:span><text:span text:style-name="T1"> </text:span></text:p>
              </text:list-item>
              <text:list-item>
                <text:p text:style-name="P10"><text:span text:style-name="T1">Windows: </text:span><text:span text:style-name="Source_20_Text"><text:span text:style-name="T1">.\venv\Scripts\activate</text:span></text:span><text:span text:style-name="T1"> </text:span></text:p>
              </text:list-item>
              <text:list-item>
                <text:p text:style-name="P10"><text:span text:style-name="T1">macOS/Linux: </text:span><text:span text:style-name="Source_20_Text"><text:span text:style-name="T1">source venv/bin/activate</text:span></text:span><text:span text:style-name="T1"> </text:span></text:p>
              </text:list-item>
            </text:list>
          </text:list-item>
          <text:list-item>
            <text:p text:style-name="P10"><text:span text:style-name="Strong_20_Emphasis"><text:span text:style-name="T1">Install Dependencies:</text:span></text:span><text:span text:style-name="T1"> </text:span><text:span text:style-name="Source_20_Text"><text:span text:style-name="T1">pip install -r requirements.txt</text:span></text:span><text:span text:style-name="T1"> </text:span></text:p>
          </text:list-item>
          <text:list-item>
            <text:p text:style-name="P10"><text:span text:style-name="Strong_20_Emphasis"><text:span text:style-name="T1">Download NLTK Data:</text:span></text:span><text:span text:style-name="T1"> Run </text:span><text:span text:style-name="Source_20_Text"><text:span text:style-name="T1">python</text:span></text:span><text:span text:style-name="T1"> and execute: </text:span></text:p>
            <text:p text:style-name="P11"><text:soft-page-break/>Python</text:p>
            <text:p text:style-name="P12"><text:span text:style-name="Source_20_Text"><text:span text:style-name="T1">import nltk</text:span></text:span></text:p>
            <text:p text:style-name="P12"><text:span text:style-name="Source_20_Text"><text:span text:style-name="T1">nltk.download('punkt')</text:span></text:span></text:p>
            <text:p text:style-name="P12"><text:span text:style-name="Source_20_Text"><text:span text:style-name="T1">nltk.download('wordnet')</text:span></text:span></text:p>
            <text:p text:style-name="P12"><text:span text:style-name="Source_20_Text"><text:span text:style-name="T1">nltk.download('stopwords')</text:span></text:span></text:p>
            <text:p text:style-name="P13"><text:span text:style-name="Source_20_Text"><text:span text:style-name="T1">quit()</text:span></text:span></text:p>
          </text:list-item>
          <text:list-item>
            <text:p text:style-name="P10"><text:span text:style-name="Strong_20_Emphasis"><text:span text:style-name="T1">Prepare Data:</text:span></text:span><text:span text:style-name="T1"> Place the dataset CSV (e.g., </text:span><text:span text:style-name="Source_20_Text"><text:span text:style-name="T1">song_lyrics.csv</text:span></text:span><text:span text:style-name="T1">) in the </text:span><text:span text:style-name="Source_20_Text"><text:span text:style-name="T1">data/</text:span></text:span><text:span text:style-name="T1"> directory. Ensure the filename matches the configuration in </text:span><text:span text:style-name="Source_20_Text"><text:span text:style-name="T1">main.py</text:span></text:span><text:span text:style-name="T1"> or </text:span><text:span text:style-name="Source_20_Text"><text:span text:style-name="T1">config.py</text:span></text:span><text:span text:style-name="T1">. </text:span></text:p>
          </text:list-item>
          <text:list-item>
            <text:p text:style-name="P10"><text:span text:style-name="Strong_20_Emphasis"><text:span text:style-name="T1">Run Application:</text:span></text:span><text:span text:style-name="T1"> </text:span><text:span text:style-name="Source_20_Text"><text:span text:style-name="T1">streamlit run app.py</text:span></text:span><text:span text:style-name="T1"> </text:span></text:p>
          </text:list-item>
          <text:list-item>
            <text:p text:style-name="P10"><text:span text:style-name="Strong_20_Emphasis"><text:span text:style-name="T1">Interact:</text:span></text:span><text:span text:style-name="T1"> Access the application via the URL provided in the terminal. Use the sidebar options to run the analysis or analyze custom text. </text:span></text:p>
          </text:list-item>
        </text:list>
        <text:p text:style-name="P1"><text:span text:style-name="Strong_20_Emphasis"><text:span text:style-name="T1">9. Results and Visualizations</text:span></text:span></text:p>
        <text:p text:style-name="P3">The application presents several key results:</text:p>
        <text:list text:style-name="L6">
          <text:list-item>
            <text:p text:style-name="P14"><text:span text:style-name="Strong_20_Emphasis"><text:span text:style-name="T1">Sentiment Distribution:</text:span></text:span><text:span text:style-name="T1"> A bar chart or pie chart showing the proportion of Positive, Negative, and Neutral songs in the dataset. </text:span></text:p>
          </text:list-item>
          <text:list-item>
            <text:p text:style-name="P14"><text:span text:style-name="Strong_20_Emphasis"><text:span text:style-name="T1">Sentiment by Artist/Genre:</text:span></text:span><text:span text:style-name="T1"> Bar charts displaying the average polarity score for the top N artists and genres, indicating which tend to have more positive or negative lyrics. </text:span></text:p>
          </text:list-item>
          <text:list-item>
            <text:p text:style-name="P14"><text:span text:style-name="Strong_20_Emphasis"><text:span text:style-name="T1">Sentiment Trends:</text:span></text:span><text:span text:style-name="T1"> A line plot showing how the average sentiment polarity has changed over the years covered by the data. </text:span></text:p>
          </text:list-item>
          <text:list-item>
            <text:p text:style-name="P14"><text:span text:style-name="Strong_20_Emphasis"><text:span text:style-name="T1">Word Cloud:</text:span></text:span><text:span text:style-name="T1"> A visual representation of the most frequent words in the lyrics corpus (after preprocessing). </text:span></text:p>
          </text:list-item>
          <text:list-item>
            <text:p text:style-name="P14"><text:span text:style-name="Strong_20_Emphasis"><text:span text:style-name="T1">Top Songs:</text:span></text:span><text:span text:style-name="T1"> Lists of the songs with the highest (most positive) and lowest (most negative) polarity scores. </text:span></text:p>
          </text:list-item>
          <text:list-item>
            <text:p text:style-name="P14"><text:span text:style-name="Strong_20_Emphasis"><text:span text:style-name="T1">Subjectivity Distribution:</text:span></text:span><text:span text:style-name="T1"> A histogram showing how subjective or objective the lyrics tend to be. </text:span></text:p>
          </text:list-item>
          <text:list-item>
            <text:p text:style-name="P14"><text:span text:style-name="Strong_20_Emphasis"><text:span text:style-name="T1">Custom Analysis Output:</text:span></text:span><text:span text:style-name="T1"> Polarity and subjectivity scores for user-provided text. </text:span></text:p>
          </text:list-item>
        </text:list>
        <text:p text:style-name="P1"><text:span text:style-name="Emphasis"><text:span text:style-name="T1"/></text:span></text:p>
        <text:p text:style-name="P1"><text:span text:style-name="Strong_20_Emphasis"><text:span text:style-name="T1">10. Future Enhancements</text:span></text:span></text:p>
        <text:p text:style-name="P3">Several potential improvements and extensions were identified:</text:p>
        <text:list text:style-name="L7">
          <text:list-item>
            <text:p text:style-name="P15"><text:span text:style-name="Strong_20_Emphasis"><text:span text:style-name="T1">Alternative Sentiment Models:</text:span></text:span><text:span text:style-name="T1"> Integrate VADER for comparison. </text:span></text:p>
          </text:list-item>
          <text:list-item>
            <text:p text:style-name="P15"><text:soft-page-break/><text:span text:style-name="Strong_20_Emphasis"><text:span text:style-name="T1">Topic Modeling:</text:span></text:span><text:span text:style-name="T1"> Use techniques like LDA to discover lyrical themes. </text:span></text:p>
          </text:list-item>
          <text:list-item>
            <text:p text:style-name="P15"><text:span text:style-name="Strong_20_Emphasis"><text:span text:style-name="T1">N-gram Analysis:</text:span></text:span><text:span text:style-name="T1"> Identify common multi-word phrases. </text:span></text:p>
          </text:list-item>
          <text:list-item>
            <text:p text:style-name="P15"><text:span text:style-name="Strong_20_Emphasis"><text:span text:style-name="T1">Enhanced Filtering:</text:span></text:span><text:span text:style-name="T1"> Allow users to filter data by artist, genre, or year </text:span><text:span text:style-name="Emphasis"><text:span text:style-name="T1">before</text:span></text:span><text:span text:style-name="T1"> analysis. </text:span></text:p>
          </text:list-item>
          <text:list-item>
            <text:p text:style-name="P15"><text:span text:style-name="Strong_20_Emphasis"><text:span text:style-name="T1">Interactive Plots:</text:span></text:span><text:span text:style-name="T1"> Increase the use of Plotly for more dynamic visualizations. </text:span></text:p>
          </text:list-item>
          <text:list-item>
            <text:p text:style-name="P15"><text:span text:style-name="Strong_20_Emphasis"><text:span text:style-name="T1">Performance Optimization:</text:span></text:span><text:span text:style-name="T1"> Utilize Streamlit's caching features (</text:span><text:span text:style-name="Source_20_Text"><text:span text:style-name="T1">@st.cache_data</text:span></text:span><text:span text:style-name="T1">, </text:span><text:span text:style-name="Source_20_Text"><text:span text:style-name="T1">@st.cache_resource</text:span></text:span><text:span text:style-name="T1">). </text:span></text:p>
          </text:list-item>
          <text:list-item>
            <text:p text:style-name="P15"><text:span text:style-name="Strong_20_Emphasis"><text:span text:style-name="T1">Deployment:</text:span></text:span><text:span text:style-name="T1"> Host the application online (e.g., Streamlit Community Cloud, Heroku). </text:span></text:p>
          </text:list-item>
        </text:list>
        <text:p text:style-name="P1"><text:span text:style-name="Strong_20_Emphasis"><text:span text:style-name="T1">11. Conclusion</text:span></text:span></text:p>
        <text:p text:style-name="P3">The Lyrics Sentiment Analysis project successfully demonstrates the application of NLP techniques to extract emotional insights from song lyrics. The interactive Streamlit dashboard provides an accessible way to explore sentiment distributions, trends, and perform custom analyses. The modular code structure and clear documentation facilitate understanding and future development. The project serves as a valuable tool for anyone interested in the intersection of music, language, and emotion.</text:p>
        <text:p text:style-name="Horizontal_20_Line"/>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04T00:58:46.731154713</meta:creation-date>
    <dc:date>2025-04-04T01:00:57.464469149</dc:date>
    <meta:editing-duration>PT2M11S</meta:editing-duration>
    <meta:editing-cycles>1</meta:editing-cycles>
    <meta:document-statistic meta:table-count="0" meta:image-count="0" meta:object-count="0" meta:page-count="6" meta:paragraph-count="111" meta:word-count="1313" meta:character-count="9717" meta:non-whitespace-character-count="8319"/>
    <meta:generator>LibreOffice/25.2.2.2$Linux_X86_64 LibreOffice_project/520$Build-2</meta:generator>
  </office:meta>
</office:document-meta>
</file>